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Calad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CALADIUM SEGUIN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GENITAL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NERV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Ski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ucous membran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Emphasis">Sexual excess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<text:span text:style-name="Emphasis">Motion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dden nois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On falling to slee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obacco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Cool 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Short sleep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Sw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DRYNESS; </text:span>food eaten seems too dry; must drink to swallow. </text:p>
      <text:p text:style-name="Primary"><text:span text:style-name="Emphasis">Red, dry stripe down center of tongue, widening toward tip. </text:span></text:p>
      <text:p text:style-name="Primary">Inclines to lie down. </text:p>
      <text:p text:style-name="Primary"><text:span text:style-name="Emphasis">Dreads to move. </text:span></text:p>
      <text:p text:style-name="Primary"/>
      <text:p text:style-name="Secondary"><text:span text:style-name="Emphasis">Nervous excitation. </text:span></text:p>
      <text:p text:style-name="Secondary">Fear of going to sleep. </text:p>
      <text:p text:style-name="Secondary">Vertigo, as if rocked. </text:p>
      <text:p text:style-name="Secondary">Crawling or as of a cobweb on face. </text:p>
      <text:p text:style-name="Secondary">Flaccid, sweaty genitals; glans like a rag. </text:p>
      <text:p text:style-name="Secondary">Atonic pollutions. </text:p>
      <text:p text:style-name="Secondary">Impotency; after gonorrhœa. </text:p>
      <text:p text:style-name="Secondary">PRURITUS VULVÆ; with burning; from pinworms. </text:p>
      <text:p text:style-name="Secondary">Violent, sexual erethism, or neurasthenia. </text:p>
      <text:p text:style-name="Secondary">Respiratory, alternating with skin symptoms. </text:p>
      <text:p text:style-name="Secondary">Hard cough, with asthma; &gt; expectoration. </text:p>
      <text:p text:style-name="Secondary">Numb hands. </text:p>
      <text:p text:style-name="Secondary">Cold single parts; feet. </text:p>
      <text:p text:style-name="Secondary">Heat during sleep, ceases on waking. </text:p>
      <text:p text:style-name="Secondary">Sweet sweat, attracting flies. </text:p>
      <text:p text:style-name="Secondary">Low fevers. </text:p>
      <text:p text:style-name="SK-MM-Remedy-Reference">Related: Caps.</text:p>
      <text:p text:style-name="Standard"/>
      <text:p text:style-name="SK-MM-Rem-Short">Calc-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CALCAREA CARBONICA <text:soft-page-break/>OSTREAR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UTRITION</text:span></text:p>
          </table:table-cell>
          <table:table-cell table:style-name="Table1.A2" office:value-type="string">
            <text:p text:style-name="SK-MM-L2"><text:span text:style-name="Strong_20_Emphasis">GLANDS</text:span></text:p>
          </table:table-cell>
          <table:table-cell table:style-name="Table1.A2" office:value-type="string">
            <text:p text:style-name="SK-MM-L3">Cervical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>Mesenteric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BONE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SKIN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BLOO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CHES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R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HEART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Strong_20_Emphasis">CHILDRE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COLD</text:span></text:p>
          </table:table-cell>
          <table:table-cell table:style-name="Table1.A2" office:value-type="string">
            <text:p text:style-name="SK-MM-L2"><text:span text:style-name="Strong_20_Emphasis">RAW AIR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Wet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Strong_20_Emphasis">BATHING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Cooling off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Change of weathe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EXERTION</text:span></text:p>
          </table:table-cell>
          <table:table-cell table:style-name="Table1.A2" office:value-type="string">
            <text:p text:style-name="SK-MM-L2">Mental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Physical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Ascending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Eyestrain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DENTITION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Pubert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PRESSURE OF CLOTH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Strong_20_Emphasis">MILK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wak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Anxiety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Fat, flabby BLONDES, <text:span text:style-name="Strong_20_Emphasis">WHO SWEAT EASILY, </text:span>&lt; ON HEAD OR CHEST; <text:span text:style-name="Strong_20_Emphasis">DURING SLEEP. </text:span></text:p>
      <text:p text:style-name="Primary"><text:span text:style-name="Strong_20_Emphasis">PROFUSE, OFTEN SOUR DISCHARGES, </text:span>stools, <text:span text:style-name="Emphasis">sweats, </text:span>odor of body, saliva, etc. </text:p>
      <text:p text:style-name="Primary"><text:span text:style-name="Emphasis">Soft, </text:span>torpid, scrophulous habit. </text:p>
      <text:p text:style-name="Primary">Numb parts lain on. </text:p>
      <text:p text:style-name="Primary">Easily sprained. </text:p>
      <text:p text:style-name="Primary">Grows fat, but not strong. </text:p>
      <text:p text:style-name="Primary">Cold, <text:span text:style-name="Emphasis">moist air chills through and through. </text:span></text:p>
      <text:p text:style-name="Primary"><text:span text:style-name="Emphasis">Takes cold easily; </text:span>in chest. </text:p>
      <text:p text:style-name="Primary">Malnutrition. </text:p>
      <text:p text:style-name="Primary"><text:soft-page-break/><text:span text:style-name="Emphasis">Faulty bony development. </text:span></text:p>
      <text:p text:style-name="Primary"><text:span text:style-name="Strong_20_Emphasis">OPEN FONTANELLES. </text:span></text:p>
      <text:p text:style-name="Primary"><text:span text:style-name="Emphasis">Tardy teething and walking. </text:span></text:p>
      <text:p text:style-name="Primary">Scrofula. </text:p>
      <text:p text:style-name="Primary">Rickets. </text:p>
      <text:p text:style-name="Primary">Curvatures. </text:p>
      <text:p text:style-name="Primary">Calculous tendency. </text:p>
      <text:p text:style-name="Primary"/>
      <text:p text:style-name="Secondary">Forgetful; learns poorly. </text:p>
      <text:p text:style-name="Secondary"><text:span text:style-name="Emphasis">Depressed melancholic or doubting mood; </text:span>fears disease, misery, disaster, being observed, insanity, etc. (Lil-t. Nux-v. Sep. Ver-a.). </text:p>
      <text:p text:style-name="Secondary">Cautious. </text:p>
      <text:p text:style-name="Secondary">Confused; misplaces words. </text:p>
      <text:p text:style-name="Secondary">Sad. </text:p>
      <text:p text:style-name="Secondary">Apathetic. </text:p>
      <text:p text:style-name="Secondary">Indolent; suddenly. </text:p>
      <text:p text:style-name="Secondary">Vertigo. </text:p>
      <text:p text:style-name="Secondary"><text:span text:style-name="Strong_20_Emphasis">BIG HEAD, WITH LARGE, HARD ABDOMEN. </text:span></text:p>
      <text:p text:style-name="Secondary">Deep head pains-beating, shattering, etc. &lt; wind, &gt; dark; with eructations. </text:p>
      <text:p text:style-name="Secondary">Migraine. </text:p>
      <text:p text:style-name="Secondary"><text:span text:style-name="Emphasis">Scalp itches; </text:span>on awaking. </text:p>
      <text:p text:style-name="Secondary"><text:span text:style-name="Emphasis">Thick, </text:span>foul milk-crust (Sul.). </text:p>
      <text:p text:style-name="Secondary"><text:span text:style-name="Strong_20_Emphasis">DILATED PUPILS. </text:span></text:p>
      <text:p text:style-name="Secondary">Sees things on closing eyes; beside visual field. </text:p>
      <text:p text:style-name="Secondary">Coryza, with polyuria. </text:p>
      <text:p text:style-name="Secondary">Senile catarrh. </text:p>
      <text:p text:style-name="Secondary">Swelled nose and upper lip (Bar-c. Sul.). </text:p>
      <text:p text:style-name="Secondary">Face pallid, pasty and puffy. </text:p>
      <text:p text:style-name="Secondary">Swelled tonsils. </text:p>
      <text:p text:style-name="Secondary">Anorexia; from overwork. </text:p>
      <text:p text:style-name="Secondary">Craves eggs or coarse foods. </text:p>
      <text:p text:style-name="Secondary">Averse to meat. </text:p>
      <text:p text:style-name="Secondary">Sour, curdled vomit (Nat-p.). </text:p>
      <text:p text:style-name="Secondary"><text:span text:style-name="Strong_20_Emphasis">STOMACH LIKE AN INVERTED SAUCER. </text:span></text:p>
      <text:p text:style-name="Secondary">Thirst for cold water at night. </text:p>
      <text:p text:style-name="Secondary">Cramp at navel. </text:p>
      <text:p text:style-name="Secondary">Biliary colic. </text:p>
      <text:p text:style-name="Secondary">Chalky, gray (Pho-ac.) or green, watery stools. </text:p>
      <text:p text:style-name="Secondary">Lientery. </text:p>
      <text:p text:style-name="Secondary">Foul or strong urine. </text:p>
      <text:p text:style-name="Secondary">White urinary sediment. </text:p>
      <text:p text:style-name="Secondary">Hydrocele. </text:p>
      <text:p text:style-name="Secondary"><text:span text:style-name="Emphasis">Thick, </text:span>milky, gushing leucorrhœa. </text:p>
      <text:p text:style-name="Secondary">Painless hoarseness. </text:p>
      <text:p text:style-name="Secondary">Everything makes him short of breath. </text:p>
      <text:p text:style-name="Secondary">Emphysema. </text:p>
      <text:p text:style-name="Secondary">Cough, as from dust. </text:p>
      <text:p text:style-name="Secondary">Purulent, loose, sweet expectoration. </text:p>
      <text:p text:style-name="Secondary"><text:span text:style-name="Emphasis">Weak heart. </text:span></text:p>
      <text:p text:style-name="Secondary">Palpitation. </text:p>
      <text:p text:style-name="Secondary">Sore chest; breasts before menses. </text:p>
      <text:p text:style-name="Secondary">Neck pains, &lt; lifting. </text:p>
      <text:p text:style-name="Secondary"><text:soft-page-break/>Chapped hands. </text:p>
      <text:p text:style-name="Secondary">Arthritic nodes. </text:p>
      <text:p text:style-name="Secondary"><text:span text:style-name="Strong_20_Emphasis">ENLARGED GLANDS; </text:span>cervical, mesenteric, etc. </text:p>
      <text:p text:style-name="Secondary">Cysts. </text:p>
      <text:p text:style-name="Secondary">Psoriasis. </text:p>
      <text:p text:style-name="Secondary">Polypi; nasal, uterine, etc. </text:p>
      <text:p text:style-name="Secondary">Skin cold, like a snake. </text:p>
      <text:p text:style-name="Secondary"><text:span text:style-name="Emphasis">Nightmare. </text:span></text:p>
      <text:p text:style-name="Secondary">Sleepless; from rush of ideas. </text:p>
      <text:p text:style-name="Secondary"><text:span text:style-name="Emphasis">Coldness; icy, on vertex; </text:span>spots on head, or head, <text:span text:style-name="Emphasis">hands. </text:span>knees and feet; of affected part (Led.); objective. </text:p>
      <text:p text:style-name="Secondary">Chill with thirst. </text:p>
      <text:p text:style-name="Secondary">Internal heat, with externa coldness and sweat. </text:p>
      <text:p text:style-name="Secondary">Hot head from mental exertion. </text:p>
      <text:p text:style-name="Secondary">Clammy hands (Sul.). </text:p>
      <text:p text:style-name="Secondary">Sweat; <text:span text:style-name="Emphasis">cold </text:span>partial; <text:span text:style-name="Emphasis">head &lt; occiput; chest. on hands. </text:span></text:p>
      <text:p text:style-name="Secondary"><text:span text:style-name="Strong_20_Emphasis">COLD, DAMP FEET. </text:span></text:p>
      <text:p text:style-name="SK-MM-Remedy-Reference">Complementary: Bar-c. Lyc. Sil. Related: Bar-c. Sil. Follows: Nit-ac. Sul.</text:p>
      <text:p text:style-name="Standard"/>
      <text:p text:style-name="SK-MM-Rem-Short">Calc-f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CALCAREA FLUORIC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Emphasis">Elastic fibre</text:span></text:p>
          </table:table-cell>
          <table:table-cell table:style-name="Table2.A2" office:value-type="string">
            <text:p text:style-name="SK-MM-L2"><text:span text:style-name="Emphasis">Vein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Gland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Periosteum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Left side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Emphasis">Beginning mo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oldwe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raf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Changing weathe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prai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Numbness. </text:p>
      <text:p text:style-name="Primary">Weak in morning. </text:p>
      <text:p text:style-name="Primary">Discharges turn grass green. </text:p>
      <text:p text:style-name="Primary">Slow, processes. </text:p>
      <text:p text:style-name="Primary">General stiffness. </text:p>
      <text:p text:style-name="Primary"><text:span text:style-name="Strong_20_Emphasis">INDURATIONS; </text:span><text:span text:style-name="Emphasis">of stony hardness; glands, </text:span>tonsils, neck; piles, tumors, edge of ulcers, etc. </text:p>
      <text:p text:style-name="Primary">Nodes in breasts. </text:p>
      <text:p text:style-name="Primary"><text:span text:style-name="Emphasis">Rough and ragged, </text:span>tonsils, <text:span text:style-name="Emphasis">exostoses, </text:span>periostitis, enamel, hypertrophied nails, etc. </text:p>
      <text:p text:style-name="Primary"><text:span text:style-name="Emphasis">Vascular dilatation; varicoses, </text:span>inflamed; aneurism. </text:p>
      <text:p text:style-name="Primary">Arterio-sclerosis. </text:p>
      <text:p text:style-name="Primary">After apoplexy. </text:p>
      <text:p text:style-name="Primary">Struma. </text:p>
      <text:p text:style-name="Primary"><text:soft-page-break/><text:span text:style-name="Emphasis">Fistula. </text:span></text:p>
      <text:p text:style-name="Primary">Cataract. </text:p>
      <text:p text:style-name="Primary"/>
      <text:p text:style-name="Secondary">Sluggish temperament. </text:p>
      <text:p text:style-name="Secondary">Gushing, watery stools or carrion odor. </text:p>
      <text:p text:style-name="Secondary">Expectorates tiny, tough, yellow lumps. </text:p>
      <text:p text:style-name="Secondary">Lumbago. </text:p>
      <text:p text:style-name="Secondary">Hip-joint disease. </text:p>
      <text:p text:style-name="Secondary">Bursitis. </text:p>
      <text:p text:style-name="Secondary">Chronic synovitis. </text:p>
      <text:p text:style-name="Secondary">Periostitis of lower jaw, ribs, etc. </text:p>
      <text:p text:style-name="Secondary">Skin cracked; dry, hard and of alabaster whiteness (Ars.). </text:p>
      <text:p text:style-name="Secondary">Stinking pus. </text:p>
      <text:p text:style-name="Secondary">Xray burns. </text:p>
      <text:p text:style-name="Secondary">Birth-marks. </text:p>
      <text:p text:style-name="Secondary">Cold wrists and ankles. </text:p>
      <text:p text:style-name="SK-MM-Remedy-Reference">Complementary: Rhus-t. Related: Grap. Hecla-lava.</text:p>
      <text:p text:style-name="Standard"/>
      <text:p text:style-name="SK-MM-Rem-Short">Calc-hyp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CALCAREA HYPOPHOSPHORICA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Emphasis">Nutri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Vital loss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Pale and weak, with violent drenching sweats. </text:p>
      <text:p text:style-name="Primary">Rapid and extreme debility or emaciation. </text:p>
      <text:p text:style-name="Primary">Scrofula. </text:p>
      <text:p text:style-name="Primary">Pædatrophy. </text:p>
      <text:p text:style-name="Primary"/>
      <text:p text:style-name="Secondary">Excitable, nervous and sleepless. </text:p>
      <text:p text:style-name="Secondary">Frying or sizzling in ears. </text:p>
      <text:p text:style-name="Secondary">Ravenous hunger, &lt; 2 hours after meals; only &gt; when stomach is full. </text:p>
      <text:p text:style-name="Secondary">Anorexia. </text:p>
      <text:p text:style-name="Secondary">Sore throbbing in spleen. </text:p>
      <text:p text:style-name="Secondary">Diarrhœa. </text:p>
      <text:p text:style-name="Secondary">Bronchitis. </text:p>
      <text:p text:style-name="Secondary">Starts in sleep. </text:p>
      <text:p text:style-name="Secondary">Exhausting nightsweats. </text:p>
      <text:p text:style-name="SK-MM-Remedy-Reference">Related: Chin.</text:p>
      <text:p text:style-name="Standard"/>
      <text:p text:style-name="SK-MM-Rem-Short">Cal-p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CALCAREA PHOSPHORIC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NUTRITION</text:span></text:p>
          </table:table-cell>
          <table:table-cell table:style-name="Table4.A2" office:value-type="string">
            <text:p text:style-name="SK-MM-L2"><text:span text:style-name="Strong_20_Emphasis">BONES</text:span></text:p>
          </table:table-cell>
          <table:table-cell table:style-name="Table4.A2" office:value-type="string">
            <text:p text:style-name="SK-MM-L3"><text:span text:style-name="Strong_20_Emphasis">SUTURES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><text:span text:style-name="Strong_20_Emphasis">PERIOSTEUM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>Cartilage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GLAND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Nerv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ABDOME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Vertex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Chest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Exposure to </text:span></text:p>
          </table:table-cell>
          <table:table-cell table:style-name="Table4.A2" office:value-type="string">
            <text:p text:style-name="SK-MM-L2"><text:span text:style-name="Emphasis">Weather change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Draft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Cold</text:span>, <text:span text:style-name="Emphasis">we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Melting snow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East wind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Strong_20_Emphasis">DENTI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Mental exerti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Loss of fluid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Puberty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Fruit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id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<text:span text:style-name="Emphasis">Lying dow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Delicate, erethistic, <text:span text:style-name="Emphasis">tall or scrawny children; </text:span>with dirty, brownish skins. </text:p>
      <text:p text:style-name="Primary"><text:span text:style-name="Emphasis">Soft, thin bones. </text:span></text:p>
      <text:p text:style-name="Primary">Malassimilation. </text:p>
      <text:p text:style-name="Primary">Scrofula. </text:p>
      <text:p text:style-name="Primary">Rickets. </text:p>
      <text:p text:style-name="Primary"><text:span text:style-name="Emphasis">Spots; cold or sore, vertex, </text:span>eye-balls, tip of nose, or fingers, etc. </text:p>
      <text:p text:style-name="Primary"><text:span text:style-name="Emphasis">Crawling, numb, cold limbs. </text:span></text:p>
      <text:p text:style-name="Primary">Pains shift. </text:p>
      <text:p text:style-name="Primary">Arthritis. </text:p>
      <text:p text:style-name="Primary">Rheumatism. </text:p>
      <text:p text:style-name="Primary">Albuminous discharges, leucorrhœa, etc. </text:p>
      <text:p text:style-name="Primary">Anæmia; as a sequel. </text:p>
      <text:p text:style-name="Primary"/>
      <text:p text:style-name="Secondary"><text:span text:style-name="Emphasis">Peevish, restless and fretful. </text:span></text:p>
      <text:p text:style-name="Secondary">Idiotismus versatilis. </text:p>
      <text:p text:style-name="Secondary">Headache; in occipital protuberances; down spine; &gt; cool bathing or sneezing; <text:span text:style-name="Emphasis">of school children. </text:span></text:p>
      <text:p text:style-name="Secondary">As of ice in occiput. </text:p>
      <text:p text:style-name="Secondary">Thin skull bones. </text:p>
      <text:p text:style-name="Secondary">Open fontanelles. </text:p>
      <text:p text:style-name="Secondary">Hydrocephalus. </text:p>
      <text:p text:style-name="Secondary"><text:soft-page-break/><text:span text:style-name="Emphasis">Teeth; late; </text:span>soft; decay easily. </text:p>
      <text:p text:style-name="Secondary">Tonsils, large; mycosis (Kali-m.). </text:p>
      <text:p text:style-name="Secondary">Adenoids. </text:p>
      <text:p text:style-name="Secondary">Throat aches; feels hollow. </text:p>
      <text:p text:style-name="Secondary">Craves raw, salt, piquant foods or bacon. </text:p>
      <text:p text:style-name="Secondary">Weak digestion: every bite hurts the stomach. </text:p>
      <text:p text:style-name="Secondary">Persistently vomits milk. </text:p>
      <text:p text:style-name="Secondary"><text:span text:style-name="Strong_20_Emphasis">FLABBY, SUNKEN ABDOMEN; </text:span><text:span text:style-name="Emphasis">pains, </text:span>then burning leucorrhœal flow. </text:p>
      <text:p text:style-name="Secondary"><text:span text:style-name="Emphasis">Festering navel. </text:span></text:p>
      <text:p text:style-name="Secondary">Diarrhœic tendency. </text:p>
      <text:p text:style-name="Secondary">Stools foul, <text:span text:style-name="Emphasis">hot; lienteric; </text:span>spluttering and watery; &lt; fruits. </text:p>
      <text:p text:style-name="Secondary">Fistula; alternating with chest symptoms. </text:p>
      <text:p text:style-name="Secondary">Addison's disease. </text:p>
      <text:p text:style-name="Secondary">School girl's headache. </text:p>
      <text:p text:style-name="Secondary">Abnormal cravings. </text:p>
      <text:p text:style-name="Secondary">Tumor in left mamma. </text:p>
      <text:p text:style-name="Secondary">Menses early, scanty; every two weeks. </text:p>
      <text:p text:style-name="Secondary">Crawling in genitals. </text:p>
      <text:p text:style-name="Secondary">Exalted sexual instinct. </text:p>
      <text:p text:style-name="Secondary">Eruptions, &lt; during menses. </text:p>
      <text:p text:style-name="Secondary">Uterus heavy; weak or aching. </text:p>
      <text:p text:style-name="Secondary">Child loses its breath on being lifted up (Bor.). </text:p>
      <text:p text:style-name="Secondary">Cough, &gt; lying. </text:p>
      <text:p text:style-name="Secondary">Cavernous phthisis; with night sweats. </text:p>
      <text:p text:style-name="Secondary">Neck or chest pains from drafts. </text:p>
      <text:p text:style-name="Secondary"><text:span text:style-name="Emphasis">Weak thin neck; </text:span>the head bobs about. </text:p>
      <text:p text:style-name="Secondary">Sore fingertips. </text:p>
      <text:p text:style-name="Secondary">As of a splinter under nails. </text:p>
      <text:p text:style-name="Secondary">Weak through hips. </text:p>
      <text:p text:style-name="Secondary"><text:span text:style-name="Emphasis">Thin brittle bones. </text:span></text:p>
      <text:p text:style-name="Secondary">Pains burning along sutures or edges of nails. </text:p>
      <text:p text:style-name="Secondary">Slow ossification; non-union. </text:p>
      <text:p text:style-name="Secondary">Swollen glands. </text:p>
      <text:p text:style-name="Secondary">Pott's or hip-joint disease. </text:p>
      <text:p text:style-name="Secondary">Easily chilled; during pains. </text:p>
      <text:p text:style-name="Secondary">Sickly sweat; &lt; head and throat; at night. </text:p>
      <text:p text:style-name="Secondary">Cold limbs with digestive trouble. </text:p>
      <text:p text:style-name="Secondary">Chills up back, but heats down back. </text:p>
      <text:p text:style-name="SK-MM-Remedy-Reference">Follows: Fer-p. Related: Carb-a. Chin. Nat-m. Rut.</text:p>
      <text:p text:style-name="Standard"/>
      <text:p text:style-name="SK-MM-Rem-Short">Calc-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CALCAREA SULFURIC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CONNECTIVE TISSU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Gland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Mucous membran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Bon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Ski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Emphasis">Draft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Touc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ol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We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Heat of room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<text:span text:style-name="Emphasis">Bathing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<text:span text:style-name="Emphasis">Open air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Eat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Heat (local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Uncover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Cutting pains; </text:span>(r) ovary. </text:p>
      <text:p text:style-name="Primary"><text:span text:style-name="Emphasis">Tendency to suppuration. </text:span></text:p>
      <text:p text:style-name="Primary"><text:span text:style-name="Emphasis">Pus thick, </text:span>yellow, lumpy, bloody. </text:p>
      <text:p text:style-name="Primary">Catarrh. </text:p>
      <text:p text:style-name="Primary"><text:span text:style-name="Strong_20_Emphasis">ABSCESS, </text:span><text:span text:style-name="Emphasis">running; </text:span>ears; teeth; recurrent (Pyro.). </text:p>
      <text:p text:style-name="Primary">Ulcers, malignant; corneal; deep. </text:p>
      <text:p text:style-name="Primary">Fistulæ. </text:p>
      <text:p text:style-name="Primary">Poor reaction. </text:p>
      <text:p text:style-name="Primary"/>
      <text:p text:style-name="Secondary">Hurried. </text:p>
      <text:p text:style-name="Secondary">Ears flow dark wax. </text:p>
      <text:p text:style-name="Secondary">Red, itching tarsi. </text:p>
      <text:p text:style-name="Secondary">Infants with bloody coryza, diarrhœa or eczema. </text:p>
      <text:p text:style-name="Secondary">Stool coated white. </text:p>
      <text:p text:style-name="Secondary">Pyelitis (Berb.). </text:p>
      <text:p text:style-name="Secondary">Thick, white leucorrhœa. </text:p>
      <text:p text:style-name="Secondary">Choking. </text:p>
      <text:p text:style-name="Secondary">Croup. </text:p>
      <text:p text:style-name="Secondary">Cold, foul footsweat. </text:p>
      <text:p text:style-name="Secondary"><text:span text:style-name="Emphasis">Skin won't heal. </text:span></text:p>
      <text:p text:style-name="Secondary">Averse to covers, when cold. </text:p>
      <text:p text:style-name="Secondary">Dry heat at night. </text:p>
      <text:p text:style-name="Secondary">Easy sweat, &lt; coughing. </text:p>
      <text:p text:style-name="Secondary">Starts from sleep, as if wanting air. </text:p>
      <text:p text:style-name="SK-MM-Remedy-Reference">Related:Hep.</text:p>
      <text:p text:style-name="Standard"/>
      <text:p text:style-name="SK-MM-Rem-Short">Cale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CALENDULA OFFICINALIS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SOFT PART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Spine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Liv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Weatherdampcloud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uring chil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Excessively painful, </text:span>open, torn, <text:span text:style-name="Emphasis">cut, lacerated, </text:span>ragged or suppurating WOUNDS. </text:p>
      <text:p text:style-name="Primary">Hæmorrhages, in scalp wounds or after drawing teeth, etc. </text:p>
      <text:p text:style-name="Primary"><text:span text:style-name="Emphasis">Prevents pus. </text:span></text:p>
      <text:p text:style-name="Primary">Sensitive to damp or open air. </text:p>
      <text:p text:style-name="Primary">Takes colds. </text:p>
      <text:p text:style-name="Primary"/>
      <text:p text:style-name="Secondary">Yellowish vision. </text:p>
      <text:p text:style-name="Secondary">Nausea, in chest. </text:p>
      <text:p text:style-name="Secondary">Curdy stools. </text:p>
      <text:p text:style-name="Secondary">Bruised pain at angle or right scapula. </text:p>
      <text:p text:style-name="Secondary">Jaundice. </text:p>
      <text:p text:style-name="SK-MM-Remedy-Reference">Related: Arn. Bellis.</text:p>
      <text:p text:style-name="Standard"/>
      <text:p text:style-name="SK-MM-Rem-Short">Cam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AMPHOR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DIGESTIVE TRAC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erebro-spinal 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Urinary orga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Nos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Col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Draft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When half asleep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ental 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hock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SUPPRESS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Inatten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<text:span text:style-name="Emphasis">Free discharg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Swea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<text:span text:style-name="Emphasis">Thinking of i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oft-page-break/>Algidity; can't get warm; at start of colds, <text:span text:style-name="Emphasis">cholera, </text:span>etc. </text:p>
      <text:p text:style-name="Primary">Bluish, olds pinched look. </text:p>
      <text:p text:style-name="Primary"><text:span text:style-name="Strong_20_Emphasis">ICY COLD, </text:span>YET AVERSE TO COVERS (Sec-c.), or wants them off then on; <text:span text:style-name="Emphasis">with internal burning heat; and anxious. </text:span></text:p>
      <text:p text:style-name="Primary"><text:span text:style-name="Emphasis">Sudden weakness; </text:span>dry collapse. </text:p>
      <text:p text:style-name="Primary">Cholera. </text:p>
      <text:p text:style-name="Primary"><text:span text:style-name="Emphasis">Scanty or retained discharges. </text:span></text:p>
      <text:p text:style-name="Primary">Violent tonic spasm; of bladder; then stupor, with coldness. </text:p>
      <text:p text:style-name="Primary"/>
      <text:p text:style-name="Secondary"><text:span text:style-name="Emphasis">Insensibility or anxiety. </text:span></text:p>
      <text:p text:style-name="Secondary">Head feels knotted up. </text:p>
      <text:p text:style-name="Secondary">Hammering in occiput. </text:p>
      <text:p text:style-name="Secondary">Inhaled air seems cold. </text:p>
      <text:p text:style-name="Secondary"><text:span text:style-name="Emphasis">Coryza; </text:span>in old age. </text:p>
      <text:p text:style-name="Secondary">Retracted lips; upper. </text:p>
      <text:p text:style-name="Secondary">Cold tongue. </text:p>
      <text:p text:style-name="Secondary">Burning thirst. </text:p>
      <text:p text:style-name="Secondary">Burning in stomach. </text:p>
      <text:p text:style-name="Secondary">Strangury. </text:p>
      <text:p text:style-name="Secondary">Hæmaturia. </text:p>
      <text:p text:style-name="Secondary">Sexual excitement. </text:p>
      <text:p text:style-name="Secondary">Satyriasis. </text:p>
      <text:p text:style-name="Secondary">Hoarse, squeaking voice. </text:p>
      <text:p text:style-name="Secondary">Asphyxia neonatorum. </text:p>
      <text:p text:style-name="Secondary">Cold breath. </text:p>
      <text:p text:style-name="Secondary">Thumbs cramp backward. </text:p>
      <text:p text:style-name="Secondary">Cramp in calves. </text:p>
      <text:p text:style-name="Secondary"><text:span text:style-name="Emphasis">Dry skin. </text:span></text:p>
      <text:p text:style-name="Secondary"><text:span text:style-name="Emphasis">Erysipelas. </text:span></text:p>
      <text:p text:style-name="Secondary"><text:span text:style-name="Emphasis">Very sensitive to cold air or taking cold. </text:span></text:p>
      <text:p text:style-name="Secondary">Shaking chill, with cold skin. </text:p>
      <text:p text:style-name="Secondary">Wants cover during hot stage only. </text:p>
      <text:p text:style-name="Secondary"><text:span text:style-name="Emphasis">Sudden </text:span>inflammatory fevers with rapid alternation of heat and cold; followed by rapid prostration. </text:p>
      <text:p text:style-name="Secondary">Heat or sweat, &gt; covers. </text:p>
      <text:p text:style-name="Secondary">Corrects spoiled cases and antidotes most remedies. </text:p>
      <text:p text:style-name="Secondary">Chilly, below scapulæ; before colds. </text:p>
      <text:p text:style-name="SK-MM-Remedy-Reference">Antidotes: Coff. Op. Pho. Related: Carb-v. Cup. Op. Sec-c.</text:p>
      <text:p text:style-name="Standard"/>
      <text:p text:style-name="SK-MM-Rem-Short">Cann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ANNABIS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EMOTION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Strong_20_Emphasis">MIN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Nerv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GENITO-URINARY ORGA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Strong_20_Emphasis">URINATING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DARKNES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Exertio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alk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Walk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Gonorrhœa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Extreme psychic mobility. </text:span></text:p>
      <text:p text:style-name="Primary"><text:span text:style-name="Strong_20_Emphasis">EXALTED IDEATION AND PERCEPTION, WITH MENTAL EXCITEMENT. </text:span></text:p>
      <text:p text:style-name="Primary"><text:span text:style-name="Emphasis">Imaginations. </text:span></text:p>
      <text:p text:style-name="Primary"><text:span text:style-name="Emphasis">Wonderful hallucinations; </text:span>ecstatic; heavenly; of agonizing terror or pain; with loss of sense of proportion; or time and space (Onos. </text:p>
      <text:p text:style-name="Primary">Stram.). </text:p>
      <text:p text:style-name="Primary">Mania of grandeur. </text:p>
      <text:p text:style-name="Primary">Levitation. </text:p>
      <text:p text:style-name="Primary">Gaiety. </text:p>
      <text:p text:style-name="Primary">Violence. </text:p>
      <text:p text:style-name="Primary">Delirium tremens. </text:p>
      <text:p text:style-name="Primary">Feels weak and all gone to nothing. </text:p>
      <text:p text:style-name="Primary"><text:span text:style-name="Emphasis">Trickling sensations; at heart. </text:span></text:p>
      <text:p text:style-name="Primary"/>
      <text:p text:style-name="Secondary"><text:span text:style-name="Emphasis">Loquacity. </text:span></text:p>
      <text:p text:style-name="Secondary">Craves light. </text:p>
      <text:p text:style-name="Secondary">Violent headache, with hallucinations. </text:p>
      <text:p text:style-name="Secondary"><text:span text:style-name="Emphasis">Vertex opens and shuts. </text:span></text:p>
      <text:p text:style-name="Secondary">Head seems separated from body. </text:p>
      <text:p text:style-name="Secondary">Sees objects outside of visual field (Ign.). </text:p>
      <text:p text:style-name="Secondary">Weak vision. </text:p>
      <text:p text:style-name="Secondary">Corneal opacity. </text:p>
      <text:p text:style-name="Secondary">Skin of face seems tight. </text:p>
      <text:p text:style-name="Secondary">Alive feeling in abdomen: it throbs here and there. </text:p>
      <text:p text:style-name="Secondary"><text:span text:style-name="Strong_20_Emphasis">SCANTY, BURNING URINE, </text:span>PASSED DROP BY DROP (Canth.); with pain going backward. </text:p>
      <text:p text:style-name="Secondary">Nephritic colic. </text:p>
      <text:p text:style-name="Secondary">Swelled prepuce. </text:p>
      <text:p text:style-name="Secondary">Priapism. </text:p>
      <text:p text:style-name="Secondary">Gonorrhœa. </text:p>
      <text:p text:style-name="Secondary">Irritable caruncle. </text:p>
      <text:p text:style-name="Secondary">Profuse menses, with great pain. </text:p>
      <text:p text:style-name="Secondary">Can't control voice. </text:p>
      <text:p text:style-name="Secondary">Suffocative attacks. </text:p>
      <text:p text:style-name="Secondary">Pain in limbs, &lt; deep breathing. </text:p>
      <text:p text:style-name="Secondary">Dreams, erotic; of the dead. </text:p>
      <text:p text:style-name="SK-MM-Remedy-Reference">Antidote: Apis. Related: Anhalo. Cocain. Nux-m. Op.</text:p>
      <text:p text:style-name="Standard"/>
      <text:p text:style-name="SK-MM-Rem-Short">Canth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CANTHAR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MEMBRANES (Mucous and serous)</text:p>
          </table:table-cell>
          <table:table-cell table:style-name="Table9.A2" office:value-type="string">
            <text:p text:style-name="SK-MM-L2"><text:span text:style-name="Strong_20_Emphasis">URINARY ORGAN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Bladder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Pharynx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Brai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Pleura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Lower bowel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Pomum adami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Ski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Righ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URINAT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Drinking</text:span>; cold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Bright object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Sound of water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Touchlarynx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Warmth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Res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Rapid and intense action. </text:p>
      <text:p text:style-name="Primary">Excitement during the pains. </text:p>
      <text:p text:style-name="Primary">CUTTING-SMARTING or BURNING-BITING PAINS; <text:span text:style-name="Emphasis">as if raw. </text:span></text:p>
      <text:p text:style-name="Primary"><text:span text:style-name="Strong_20_Emphasis">VIOLENTLY ACUTE INFLAMMATION, </text:span><text:span text:style-name="Emphasis">or rapidly destructive. </text:span></text:p>
      <text:p text:style-name="Primary">Discharge of bloody, acrid water. </text:p>
      <text:p text:style-name="Primary">Serous effusion. </text:p>
      <text:p text:style-name="Primary">Gangrene. </text:p>
      <text:p text:style-name="Primary">Weak attacks, that take the voice away. </text:p>
      <text:p text:style-name="Primary"/>
      <text:p text:style-name="Secondary">Amorous frenzy. </text:p>
      <text:p text:style-name="Secondary">Rage. </text:p>
      <text:p text:style-name="Secondary">Yellow vision. </text:p>
      <text:p text:style-name="Secondary">Swelled, tremulous tongue; <text:span text:style-name="Emphasis">raw edges. </text:span></text:p>
      <text:p text:style-name="Secondary">Throat: full of blisters; painful swallowing. </text:p>
      <text:p text:style-name="Secondary">Throat and larynx painfully constricted, and as if afire. </text:p>
      <text:p text:style-name="Secondary"><text:span text:style-name="Emphasis">Burning thirst, </text:span>but averse to liquids. </text:p>
      <text:p text:style-name="Secondary">Violent retching and vomiting. </text:p>
      <text:p text:style-name="Secondary">Sensitive over stomach and kidneys (Solid). </text:p>
      <text:p text:style-name="Secondary"><text:span text:style-name="Emphasis">Shreddy, burning stools, with tenesmus of rectum and bladder. </text:span></text:p>
      <text:p text:style-name="Secondary"><text:span text:style-name="Strong_20_Emphasis">BURNING- SCALDING URINE, WITH CUTTING, INTOLERABLE URGING AND FEARFUL TENESMUS OR DRIBBLING. </text:span></text:p>
      <text:p text:style-name="Secondary"><text:span text:style-name="Emphasis">Strangury. </text:span></text:p>
      <text:p text:style-name="Secondary"><text:soft-page-break/>Dysuria. </text:p>
      <text:p text:style-name="Secondary">Bloody urine. </text:p>
      <text:p text:style-name="Secondary">Acute nephritis. </text:p>
      <text:p text:style-name="Secondary">Nephritic colic. </text:p>
      <text:p text:style-name="Secondary">Cystitis. </text:p>
      <text:p text:style-name="Secondary">Griping in bladder. </text:p>
      <text:p text:style-name="Secondary">Gonorrhœa. </text:p>
      <text:p text:style-name="Secondary">Dropsy. </text:p>
      <text:p text:style-name="Secondary">Painfully swelled genitals. </text:p>
      <text:p text:style-name="Secondary">Painful priapism. </text:p>
      <text:p text:style-name="Secondary">Pulls at penis. </text:p>
      <text:p text:style-name="Secondary"><text:span text:style-name="Emphasis">Sexual irritation. </text:span></text:p>
      <text:p text:style-name="Secondary">Pollutions. </text:p>
      <text:p text:style-name="Secondary">Many, short, dry coughing spells. </text:p>
      <text:p text:style-name="Secondary">Chest pains, &gt; eructations. </text:p>
      <text:p text:style-name="Secondary">Pleurisy. </text:p>
      <text:p text:style-name="Secondary">Pericarditis. </text:p>
      <text:p text:style-name="Secondary">Vesicular erysipelas; turning dark (Ran-b.). </text:p>
      <text:p text:style-name="Secondary">Bullæ. </text:p>
      <text:p text:style-name="Secondary">Chill, during stool. </text:p>
      <text:p text:style-name="Secondary">Urinous sweat; on genitals. </text:p>
      <text:p text:style-name="SK-MM-Remedy-Reference">Complementary: Apis. Antidote: Aco. Cam. Related: Ap. Ars. Merc-c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3" meta:paragraph-count="574" meta:word-count="1684" meta:character-count="11561"/>
    <dc:date>2012-09-05T23:19:41.17</dc:date>
    <meta:editing-duration>PT4M34S</meta:editing-duration>
    <meta:editing-cycles>1</meta:editing-cycles>
  </office:meta>
</office:document-meta>
</file>